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fb41d" style:font-name="Menlo-Regular" fo:font-size="11pt" style:font-name-asian="Menlo-Regular" style:font-size-asian="11pt" style:font-name-complex="Menlo-Regular" style:font-size-complex="11pt"/>
    </style:style>
    <style:style style:name="P3" style:family="paragraph" style:parent-style-name="Standard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4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5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6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b42419" style:font-name="Menlo-Regular" fo:font-size="11pt" style:font-name-asian="Menlo-Regular" style:font-size-asian="11pt" style:font-name-complex="Menlo-Regular" style:font-size-complex="11pt"/>
    </style:style>
    <style:style style:name="T1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2" style:family="text">
      <style:text-properties fo:color="#000000" style:font-name="Menlo-Regular" fo:font-size="11pt" fo:font-weight="bold" style:font-name-asian="Menlo-Regular" style:font-size-asian="11pt" style:font-weight-asian="bold" style:font-name-complex="Menlo-Regular" style:font-size-complex="11pt" style:font-weight-complex="bold"/>
    </style:style>
    <style:style style:name="T3" style:family="text">
      <style:text-properties fo:color="#2fb41d" style:font-name="Menlo-Regular" fo:font-size="11pt" style:font-name-asian="Menlo-Regular" style:font-size-asian="11pt" style:font-name-complex="Menlo-Regular" style:font-size-complex="11pt"/>
    </style:style>
    <style:style style:name="T4" style:family="text">
      <style:text-properties fo:color="#b2b2b2" style:font-name="Menlo-Regular" fo:font-size="11pt" style:font-name-asian="Menlo-Regular" style:font-size-asian="11pt" style:font-name-complex="Menlo-Regular" style:font-size-complex="11pt"/>
    </style:style>
    <style:style style:name="T5" style:family="text">
      <style:text-properties fo:color="#c814c9" style:font-name="Menlo-Regular" fo:font-size="11pt" style:font-name-asian="Menlo-Regular" style:font-size-asian="11pt" style:font-name-complex="Menlo-Regular" style:font-size-complex="11pt"/>
    </style:style>
    <style:style style:name="T6" style:family="text">
      <style:text-properties fo:color="#ffffff" style:font-name="Menlo-Regular" fo:font-size="11pt" style:font-name-asian="Menlo-Regular" style:font-size-asian="11pt" style:font-name-complex="Menlo-Regular" style:font-size-complex="11pt"/>
    </style:style>
    <style:style style:name="T7" style:family="text">
      <style:text-properties fo:color="#6f6f6f" style:font-name="Menlo-Regular" fo:font-size="11pt" style:font-name-asian="Menlo-Regular" style:font-size-asian="11pt" style:font-name-complex="Menlo-Regular" style:font-size-complex="11pt"/>
    </style:style>
    <style:style style:name="T8" style:family="text">
      <style:text-properties fo:color="#b42419" style:font-name="Menlo-Regular" fo:font-size="11pt" style:font-name-asian="Menlo-Regular" style:font-size-asian="11pt" style:font-name-complex="Menlo-Regular" style:font-size-complex="11pt"/>
    </style:style>
    <style:style style:name="T9" style:family="text">
      <style:text-properties fo:color="#9fa01c" style:font-name="Menlo-Regular" fo:font-size="11pt" style:font-name-asian="Menlo-Regular" style:font-size-asian="11pt" style:font-name-complex="Menlo-Regular" style:font-size-complex="11pt"/>
    </style:style>
    <style:style style:name="T10" style:family="text">
      <style:text-properties fo:color="#850002" style:font-name="Menlo-Regular" fo:font-size="11pt" style:font-name-asian="Menlo-Regular" style:font-size-asian="11pt" style:font-name-complex="Menlo-Regular" style:font-size-complex="11pt"/>
    </style:style>
    <style:style style:name="T11" style:family="text">
      <style:text-properties fo:color="#2eaebb" style:font-name="Menlo-Regular" fo:font-size="11pt" style:font-name-asian="Menlo-Regular" style:font-size-asian="11pt" style:font-name-complex="Menlo-Regular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gers-MBP:Documents isimic$ ng new BookMonkey -p bm -is</text:p>
      <text:p text:style-name="P1"><text:span text:style-name="T1"><text:s text:c="2"/></text:span><text:span text:style-name="T3">create</text:span><text:span text:style-name="T1"> BookMonkey/README.md (1026 bytes)</text:span></text:p>
      <text:p text:style-name="P1"><text:span text:style-name="T1"><text:s text:c="2"/></text:span><text:span text:style-name="T3">create</text:span><text:span text:style-name="T1"> BookMonkey/.angular-cli.json (1271 bytes)</text:span></text:p>
      <text:p text:style-name="P1"><text:span text:style-name="T1"><text:s text:c="2"/></text:span><text:span text:style-name="T3">create</text:span><text:span text:style-name="T1"> BookMonkey/.editorconfig (245 bytes)</text:span></text:p>
      <text:p text:style-name="P1"><text:span text:style-name="T1"><text:s text:c="2"/></text:span><text:span text:style-name="T3">create</text:span><text:span text:style-name="T1"> BookMonkey/.gitignore (529 bytes)</text:span></text:p>
      <text:p text:style-name="P1"><text:span text:style-name="T1"><text:s text:c="2"/></text:span><text:span text:style-name="T3">create</text:span><text:span text:style-name="T1"> BookMonkey/src/assets/.gitkeep (0 bytes)</text:span></text:p>
      <text:p text:style-name="P1"><text:span text:style-name="T1"><text:s text:c="2"/></text:span><text:span text:style-name="T3">create</text:span><text:span text:style-name="T1"> BookMonkey/src/environments/environment.prod.ts (51 bytes)</text:span></text:p>
      <text:p text:style-name="P1"><text:span text:style-name="T1"><text:s text:c="2"/></text:span><text:span text:style-name="T3">create</text:span><text:span text:style-name="T1"> BookMonkey/src/environments/environment.ts (387 bytes)</text:span></text:p>
      <text:p text:style-name="P1"><text:span text:style-name="T1"><text:s text:c="2"/></text:span><text:span text:style-name="T3">create</text:span><text:span text:style-name="T1"> BookMonkey/src/favicon.ico (5430 bytes)</text:span></text:p>
      <text:p text:style-name="P1"><text:span text:style-name="T1"><text:s text:c="2"/></text:span><text:span text:style-name="T3">create</text:span><text:span text:style-name="T1"> BookMonkey/src/index.html (295 bytes)</text:span></text:p>
      <text:p text:style-name="P1"><text:span text:style-name="T1"><text:s text:c="2"/></text:span><text:span text:style-name="T3">create</text:span><text:span text:style-name="T1"> BookMonkey/src/main.ts (370 bytes)</text:span></text:p>
      <text:p text:style-name="P1"><text:span text:style-name="T1"><text:s text:c="2"/></text:span><text:span text:style-name="T3">create</text:span><text:span text:style-name="T1"> BookMonkey/src/polyfills.ts (2405 bytes)</text:span></text:p>
      <text:p text:style-name="P1"><text:span text:style-name="T1"><text:s text:c="2"/></text:span><text:span text:style-name="T3">create</text:span><text:span text:style-name="T1"> BookMonkey/src/styles.css (80 bytes)</text:span></text:p>
      <text:p text:style-name="P1"><text:span text:style-name="T1"><text:s text:c="2"/></text:span><text:span text:style-name="T3">create</text:span><text:span text:style-name="T1"> BookMonkey/src/test.ts (642 bytes)</text:span></text:p>
      <text:p text:style-name="P1"><text:span text:style-name="T1"><text:s text:c="2"/></text:span><text:span text:style-name="T3">create</text:span><text:span text:style-name="T1"> BookMonkey/src/tsconfig.app.json (211 bytes)</text:span></text:p>
      <text:p text:style-name="P1"><text:span text:style-name="T1"><text:s text:c="2"/></text:span><text:span text:style-name="T3">create</text:span><text:span text:style-name="T1"> BookMonkey/src/tsconfig.spec.json (283 bytes)</text:span></text:p>
      <text:p text:style-name="P1"><text:span text:style-name="T1"><text:s text:c="2"/></text:span><text:span text:style-name="T3">create</text:span><text:span text:style-name="T1"> BookMonkey/src/typings.d.ts (104 bytes)</text:span></text:p>
      <text:p text:style-name="P1"><text:span text:style-name="T1"><text:s text:c="2"/></text:span><text:span text:style-name="T3">create</text:span><text:span text:style-name="T1"> BookMonkey/e2e/app.e2e-spec.ts (292 bytes)</text:span></text:p>
      <text:p text:style-name="P1"><text:span text:style-name="T1"><text:s text:c="2"/></text:span><text:span text:style-name="T3">create</text:span><text:span text:style-name="T1"> BookMonkey/e2e/app.po.ts (207 bytes)</text:span></text:p>
      <text:p text:style-name="P1"><text:span text:style-name="T1"><text:s text:c="2"/></text:span><text:span text:style-name="T3">create</text:span><text:span text:style-name="T1"> BookMonkey/e2e/tsconfig.e2e.json (235 bytes)</text:span></text:p>
      <text:p text:style-name="P1"><text:span text:style-name="T1"><text:s text:c="2"/></text:span><text:span text:style-name="T3">create</text:span><text:span text:style-name="T1"> BookMonkey/karma.conf.js (923 bytes)</text:span></text:p>
      <text:p text:style-name="P1"><text:span text:style-name="T1"><text:s text:c="2"/></text:span><text:span text:style-name="T3">create</text:span><text:span text:style-name="T1"> BookMonkey/package.json (1295 bytes)</text:span></text:p>
      <text:p text:style-name="P1"><text:span text:style-name="T1"><text:s text:c="2"/></text:span><text:span text:style-name="T3">create</text:span><text:span text:style-name="T1"> BookMonkey/protractor.conf.js (722 bytes)</text:span></text:p>
      <text:p text:style-name="P1"><text:span text:style-name="T1"><text:s text:c="2"/></text:span><text:span text:style-name="T3">create</text:span><text:span text:style-name="T1"> BookMonkey/tsconfig.json (363 bytes)</text:span></text:p>
      <text:p text:style-name="P1"><text:span text:style-name="T1"><text:s text:c="2"/></text:span><text:span text:style-name="T3">create</text:span><text:span text:style-name="T1"> BookMonkey/tslint.json (3010 bytes)</text:span></text:p>
      <text:p text:style-name="P1"><text:span text:style-name="T1"><text:s text:c="2"/></text:span><text:span text:style-name="T3">create</text:span><text:span text:style-name="T1"> BookMonkey/src/app/app.module.ts (316 bytes)</text:span></text:p>
      <text:p text:style-name="P1"><text:span text:style-name="T1"><text:s text:c="2"/></text:span><text:span text:style-name="T3">create</text:span><text:span text:style-name="T1"> BookMonkey/src/app/app.component.html (1141 bytes)</text:span></text:p>
      <text:p text:style-name="P1"><text:span text:style-name="T1"><text:s text:c="2"/></text:span><text:span text:style-name="T3">create</text:span><text:span text:style-name="T1"> BookMonkey/src/app/app.component.spec.ts (983 bytes)</text:span></text:p>
      <text:p text:style-name="P1"><text:span text:style-name="T1"><text:s text:c="2"/></text:span><text:span text:style-name="T3">create</text:span><text:span text:style-name="T1"> BookMonkey/src/app/app.component.ts (181 bytes)</text:span></text:p>
      <text:p text:style-name="P2">Installing packages for tooling via npm.</text:p>
      <text:p text:style-name="P1"><text:span text:style-name="T4">npm</text:span><text:span text:style-name="T1"> WARN </text:span><text:span text:style-name="T5">deprecated</text:span><text:span text:style-name="T1"> nodemailer@2.7.2: All versions below 4.0.1 of Nodemailer are deprecated. See https://nodemailer.com/status/</text:span></text:p>
      <text:p text:style-name="P1"><text:span text:style-name="T4">npm</text:span><text:span text:style-name="T1"> WARN </text:span><text:span text:style-name="T5">deprecated</text:span><text:span text:style-name="T1"> istanbul-lib-hook@1.2.1: 1.2.0 should have been a major version bump</text:span></text:p>
      <text:p text:style-name="P1"><text:soft-page-break/><text:span text:style-name="T4">npm</text:span><text:span text:style-name="T1"> WARN </text:span><text:span text:style-name="T5">deprecated</text:span><text:span text:style-name="T1"> mailcomposer@4.0.1: This project is unmaintained</text:span></text:p>
      <text:p text:style-name="P1"><text:span text:style-name="T4">npm</text:span><text:span text:style-name="T1"> WARN </text:span><text:span text:style-name="T5">deprecated</text:span><text:span text:style-name="T1"> socks@1.1.9: If using 2.x branch, please upgrade to at least 2.1.6 to avoid a serious bug with socket data flow and an import issue introduced in 2.1.0</text:span></text:p>
      <text:p text:style-name="P1"><text:span text:style-name="T4">npm</text:span><text:span text:style-name="T1"> WARN </text:span><text:span text:style-name="T5">deprecated</text:span><text:span text:style-name="T1"> uws@9.14.0: stop using this version</text:span></text:p>
      <text:p text:style-name="P1"><text:span text:style-name="T4">npm</text:span><text:span text:style-name="T1"> WARN </text:span><text:span text:style-name="T5">deprecated</text:span><text:span text:style-name="T1"> buildmail@4.0.1: This project is unmaintained</text:span></text:p>
      <text:p text:style-name="P1"><text:span text:style-name="T4">npm</text:span><text:span text:style-name="T1"> WARN </text:span><text:span text:style-name="T5">deprecated</text:span><text:span text:style-name="T1"> node-uuid@1.4.8: Use uuid module instead</text:span></text:p>
      <text:p text:style-name="P1"><text:span text:style-name="T4">npm</text:span><text:span text:style-name="T1"> WARN </text:span><text:span text:style-name="T5">deprecated</text:span><text:span text:style-name="T1"> socks@1.1.10: If using 2.x branch, please upgrade to at least 2.1.6 to avoid a serious bug with socket data flow and an import issue introduced in 2.1.0</text:span></text:p>
      <text:p text:style-name="P4"/>
      <text:p text:style-name="P4">&gt; fsevents@1.2.4 install /Users/isimic/Documents/BookMonkey/node_modules/fsevents</text:p>
      <text:p text:style-name="P4">&gt; node install</text:p>
      <text:p text:style-name="P4"/>
      <text:p text:style-name="P4">[fsevents] Success: "/Users/isimic/Documents/BookMonkey/node_modules/fsevents/lib/binding/Release/node-v57-darwin-x64/fse.node" already installed</text:p>
      <text:p text:style-name="P4">Pass --update-binary to reinstall or --build-from-source to recompile</text:p>
      <text:p text:style-name="P4"/>
      <text:p text:style-name="P4">&gt; uws@9.14.0 install /Users/isimic/Documents/BookMonkey/node_modules/uws</text:p>
      <text:p text:style-name="P4">&gt; node-gyp rebuild &gt; build_log.txt 2&gt;&amp;1 || exit 0</text:p>
      <text:p text:style-name="P4"/>
      <text:p text:style-name="P4"/>
      <text:p text:style-name="P4">&gt; node-sass@4.9.0 install /Users/isimic/Documents/BookMonkey/node_modules/node-sass</text:p>
      <text:p text:style-name="P4">&gt; node scripts/install.js</text:p>
      <text:p text:style-name="P4"/>
      <text:p text:style-name="P4">Cached binary found at /Users/isimic/.npm/node-sass/4.9.0/darwin-x64-57_binding.node</text:p>
      <text:p text:style-name="P4"/>
      <text:p text:style-name="P4">&gt; uglifyjs-webpack-plugin@0.4.6 postinstall /Users/isimic/Documents/BookMonkey/node_modules/webpack/node_modules/uglifyjs-webpack-plugin</text:p>
      <text:p text:style-name="P4">&gt; node lib/post_install.js</text:p>
      <text:p text:style-name="P4"/>
      <text:p text:style-name="P4"/>
      <text:p text:style-name="P4">&gt; node-sass@4.9.0 postinstall /Users/isimic/Documents/BookMonkey/node_modules/node-sass</text:p>
      <text:p text:style-name="P4">&gt; node scripts/build.js</text:p>
      <text:p text:style-name="P4"/>
      <text:p text:style-name="P4"><text:soft-page-break/>Binary found at /Users/isimic/Documents/BookMonkey/node_modules/node-sass/vendor/darwin-x64-57/binding.node</text:p>
      <text:p text:style-name="P4">Testing binary</text:p>
      <text:p text:style-name="P4">Binary is fine</text:p>
      <text:p text:style-name="P1"><text:span text:style-name="T4">npm</text:span><text:span text:style-name="T1"> WARN ajv-keywords@3.2.0 requires a peer of ajv@^6.0.0 but none is installed. You must install peer dependencies yourself.</text:span></text:p>
      <text:p text:style-name="P4"/>
      <text:p text:style-name="P4">added 1564 packages from 1298 contributors in 49.884s</text:p>
      <text:p text:style-name="P1"><text:span text:style-name="T8">[!]</text:span><text:span text:style-name="T1"> 19 vulnerabilities found [9625 packages audited]</text:span></text:p>
      <text:p text:style-name="P1"><text:span text:style-name="T1"><text:s text:c="4"/>Severity: 1 low | 17 </text:span><text:span text:style-name="T9">moderate</text:span><text:span text:style-name="T1"> | 1 </text:span><text:span text:style-name="T8">high</text:span></text:p>
      <text:p text:style-name="P4"><text:s text:c="4"/>Run `npm audit` for more detail</text:p>
      <text:p text:style-name="P4"/>
      <text:p text:style-name="P2">Installed packages for tooling via npm.</text:p>
      <text:p text:style-name="P2">Project 'BookMonkey' successfully created.</text:p>
      <text:p text:style-name="P4">Rogers-MBP:Documents isimic$ npm audit</text:p>
      <text:p text:style-name="P1"><text:span text:style-name="T4">npm</text:span><text:span text:style-name="T1"> </text:span><text:span text:style-name="T10">ERR!</text:span><text:span text:style-name="T1"> </text:span><text:span text:style-name="T5">code</text:span><text:span text:style-name="T1"> EAUDITNOPJSON</text:span></text:p>
      <text:p text:style-name="P1"><text:span text:style-name="T4">npm</text:span><text:span text:style-name="T1"> </text:span><text:span text:style-name="T10">ERR!</text:span><text:span text:style-name="T1"> </text:span><text:span text:style-name="T5">audit</text:span><text:span text:style-name="T1"> No package.json found: Cannot audit a project without a package.json</text:span></text:p>
      <text:p text:style-name="P4"/>
      <text:p text:style-name="P1"><text:span text:style-name="T4">npm</text:span><text:span text:style-name="T1"> </text:span><text:span text:style-name="T10">ERR!</text:span><text:span text:style-name="T1"> A complete log of this run can be found in:</text:span></text:p>
      <text:p text:style-name="P1"><text:span text:style-name="T4">npm</text:span><text:span text:style-name="T1"> </text:span><text:span text:style-name="T10">ERR!</text:span><text:span text:style-name="T1"> <text:s text:c="4"/>/Users/isimic/.npm/_logs/</text:span><text:span text:style-name="T2">2018-06-16T08_20_34_214</text:span><text:span text:style-name="T1">Z-debug.log</text:span></text:p>
      <text:p text:style-name="P1"><text:span text:style-name="T1"/></text:p>
      <text:p text:style-name="P1"><text:span text:style-name="T1">Status: app läuft</text:span></text:p>
      <text:p text:style-name="P1"><text:span text:style-name="T1"/></text:p>
      <text:p text:style-name="P1"><text:span text:style-name="T1">ToDo</text:span></text:p>
      <text:p text:style-name="P1"><text:span text:style-name="T1">Arbeitsstand in die neue dev-Umgebung übertragen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 Simić</meta:initial-creator>
    <meta:creation-date>2018-06-16T09:17:21</meta:creation-date>
    <dc:date>2018-06-16T11:41:02</dc:date>
    <dc:creator>Irina Simić</dc:creator>
    <meta:editing-duration>PT2H23M42S</meta:editing-duration>
    <meta:editing-cycles>2</meta:editing-cycles>
    <meta:generator>OpenOffice/4.1.5$Unix OpenOffice.org_project/415m1$Build-9789</meta:generator>
    <meta:document-statistic meta:table-count="0" meta:image-count="0" meta:object-count="0" meta:page-count="3" meta:paragraph-count="69" meta:word-count="418" meta:character-count="4054"/>
  </office:meta>
</office:document-meta>
</file>